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F0000004F75298397B683B151.png" manifest:media-type="image/png"/>
  <manifest:file-entry manifest:full-path="Pictures/100000000000004E00000049211E228C449A6511.png" manifest:media-type="image/png"/>
  <manifest:file-entry manifest:full-path="Pictures/100000000000002A00000026E5C3EFAD2988C5EC.png" manifest:media-type="image/png"/>
  <manifest:file-entry manifest:full-path="Pictures/10000000000000D4000000657E129961E331D519.png" manifest:media-type="image/png"/>
  <manifest:file-entry manifest:full-path="Pictures/10000000000000D3000000651D3D373FD9CFB29F.png" manifest:media-type="image/png"/>
  <manifest:file-entry manifest:full-path="Pictures/100000000000002A0000003BB966FADFA7D506E6.png" manifest:media-type="image/png"/>
  <manifest:file-entry manifest:full-path="Pictures/10000000000000A000000049324A2AB0EBFB0A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Droid Sans1" svg:font-family="'Droid Sans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5cm" fo:min-width="0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color="#000000" draw:marker-start="Arrow" draw:marker-start-width="0.1cm" draw:marker-end="Arrow" draw:marker-end-width="0.1cm" draw:fill-color="#000000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cm" svg:y1="13cm" svg:x2="11.955cm" svg:y2="13cm">
          <text:p/>
        </draw:line>
        <draw:custom-shape draw:style-name="gr2" draw:text-style-name="P2" draw:layer="layout" svg:width="0.3cm" svg:height="0.3cm" svg:x="4.857cm" svg:y="1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6.857cm" svg:y="1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8.857cm" svg:y="12.89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79cm" svg:y1="12.747cm" svg:x2="3.979cm" svg:y2="13.22cm">
          <text:p/>
        </draw:line>
        <draw:line draw:style-name="gr3" draw:text-style-name="P1" draw:layer="layout" svg:x1="5.979cm" svg:y1="12.748cm" svg:x2="5.979cm" svg:y2="13.221cm">
          <text:p/>
        </draw:line>
        <draw:line draw:style-name="gr3" draw:text-style-name="P1" draw:layer="layout" svg:x1="7.979cm" svg:y1="12.749cm" svg:x2="7.979cm" svg:y2="13.222cm">
          <text:p/>
        </draw:line>
        <draw:line draw:style-name="gr3" draw:text-style-name="P1" draw:layer="layout" svg:x1="9.979cm" svg:y1="12.75cm" svg:x2="9.979cm" svg:y2="13.223cm">
          <text:p/>
        </draw:line>
        <draw:line draw:style-name="gr4" draw:text-style-name="P1" draw:layer="layout" svg:x1="5.979cm" svg:y1="11.932cm" svg:x2="5.979cm" svg:y2="13.222cm">
          <text:p/>
        </draw:line>
        <draw:line draw:style-name="gr4" draw:text-style-name="P1" draw:layer="layout" svg:x1="7.979cm" svg:y1="11.932cm" svg:x2="7.979cm" svg:y2="13.222cm">
          <text:p/>
        </draw:line>
        <draw:line draw:style-name="gr5" draw:text-style-name="P2" draw:layer="layout" svg:x1="6.01cm" svg:y1="12.498cm" svg:x2="7.961cm" svg:y2="12.498cm">
          <text:p/>
        </draw:line>
        <draw:frame draw:style-name="gr6" draw:text-style-name="P3" draw:layer="layout" svg:width="1.602cm" svg:height="0.763cm" svg:x="4.932cm" svg:y="11.064cm">
          <draw:image xlink:href="Pictures/10000000000000D4000000657E129961E331D519.png" xlink:type="simple" xlink:show="embed" xlink:actuate="onLoad">
            <text:p/>
          </draw:image>
          <svg:title>TexMaths</svg:title>
          <svg:desc>18§display§\delta\Omega_{i-{1 \over 2}}§png§600§FALSE§</svg:desc>
        </draw:frame>
        <draw:frame draw:style-name="gr6" draw:text-style-name="P3" draw:layer="layout" svg:width="1.595cm" svg:height="0.763cm" svg:x="7.434cm" svg:y="11.065cm">
          <draw:image xlink:href="Pictures/10000000000000D3000000651D3D373FD9CFB29F.png" xlink:type="simple" xlink:show="embed" xlink:actuate="onLoad">
            <text:p/>
          </draw:image>
          <svg:title>TexMaths</svg:title>
          <svg:desc>18§display§\delta\Omega_{i+{1 \over 2}}§png§600§FALSE§</svg:desc>
        </draw:frame>
        <draw:frame draw:style-name="gr6" draw:text-style-name="P3" draw:layer="layout" svg:width="0.317cm" svg:height="0.446cm" svg:x="6.882cm" svg:y="12.023cm">
          <draw:image xlink:href="Pictures/100000000000002A0000003BB966FADFA7D506E6.png" xlink:type="simple" xlink:show="embed" xlink:actuate="onLoad">
            <text:p/>
          </draw:image>
          <svg:title>TexMaths</svg:title>
          <svg:desc>18§display§h§png§600§FALSE§</svg:desc>
        </draw:frame>
        <draw:frame draw:style-name="gr6" draw:text-style-name="P3" draw:layer="layout" svg:width="1.21cm" svg:height="0.553cm" svg:x="4.547cm" svg:y="13.487cm">
          <draw:image xlink:href="Pictures/10000000000000A000000049324A2AB0EBFB0A0E.png" xlink:type="simple" xlink:show="embed" xlink:actuate="onLoad">
            <text:p/>
          </draw:image>
          <svg:title>TexMaths</svg:title>
          <svg:desc>18§display§\Omega_{i-1}§png§600§FALSE§</svg:desc>
        </draw:frame>
        <draw:frame draw:style-name="gr6" draw:text-style-name="P3" draw:layer="layout" svg:width="0.317cm" svg:height="0.288cm" svg:x="12.139cm" svg:y="12.889cm">
          <draw:image xlink:href="Pictures/100000000000002A00000026E5C3EFAD2988C5EC.png" xlink:type="simple" xlink:show="embed" xlink:actuate="onLoad">
            <text:p/>
          </draw:image>
          <svg:title>TexMaths</svg:title>
          <svg:desc>18§display§x§png§600§FALSE§</svg:desc>
        </draw:frame>
        <draw:frame draw:style-name="gr6" draw:text-style-name="P3" draw:layer="layout" svg:width="0.59cm" svg:height="0.553cm" svg:x="6.847cm" svg:y="13.487cm">
          <draw:image xlink:href="Pictures/100000000000004E00000049211E228C449A6511.png" xlink:type="simple" xlink:show="embed" xlink:actuate="onLoad">
            <text:p/>
          </draw:image>
          <svg:title>TexMaths</svg:title>
          <svg:desc>18§display§\Omega_{i}§png§600§FALSE§</svg:desc>
        </draw:frame>
        <draw:frame draw:style-name="gr6" draw:text-style-name="P3" draw:layer="layout" svg:width="1.202cm" svg:height="0.598cm" svg:x="8.447cm" svg:y="13.487cm">
          <draw:image xlink:href="Pictures/100000000000009F0000004F75298397B683B151.png" xlink:type="simple" xlink:show="embed" xlink:actuate="onLoad">
            <text:p/>
          </draw:image>
          <svg:title>TexMaths</svg:title>
          <svg:desc>18§display§\Omega_{i+1}§pn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Droid Sans1" svg:font-family="'Droid Sans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17:45:18.953447022</meta:creation-date>
    <dc:date>2017-07-01T13:19:39.315153691</dc:date>
    <meta:editing-duration>PT21M</meta:editing-duration>
    <meta:editing-cycles>5</meta:editing-cycles>
    <meta:generator>LibreOffice/5.2.7.2$Linux_X86_64 LibreOffice_project/20m0$Build-2</meta:generator>
    <meta:document-statistic meta:object-count="18"/>
  </office:meta>
</office:document-meta>
</file>